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3333"/>
      <style:text-properties fo:color="#000000"/>
    </style:style>
    <style:style style:name="ce6" style:family="table-cell" style:parent-style-name="Default">
      <style:table-cell-properties fo:background-color="#00ccff"/>
      <style:text-properties fo:color="#000000"/>
    </style:style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ffff00"/>
      <style:text-properties fo:color="#00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7" style:family="table-cell" style:parent-style-name="Default">
      <style:text-properties fo:color="#ff0000"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00a933" fo:font-weight="bold" style:font-weight-asian="bold" style:font-weight-complex="bold"/>
    </style:style>
    <style:style style:name="ce20" style:family="table-cell" style:parent-style-name="Default">
      <style:text-properties fo:color="#2a6099" fo:font-weight="bold" style:font-weight-asian="bold" style:font-weight-complex="bold"/>
    </style:style>
    <style:style style:name="ce21" style:family="table-cell" style:parent-style-name="pd1">
      <style:table-cell-properties fo:background-color="#ff99ff"/>
    </style:style>
    <style:style style:name="ce22" style:family="table-cell" style:parent-style-name="Default">
      <style:table-cell-properties fo:background-color="#ff99ff"/>
    </style:style>
    <style:style style:name="ce23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99ff66"/>
    </style:style>
    <style:style style:name="ce25" style:family="table-cell" style:parent-style-name="Default">
      <style:table-cell-properties fo:background-color="#99ff66"/>
    </style:style>
    <style:style style:name="ce26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7" style:family="table-cell" style:parent-style-name="Default">
      <style:text-properties style:font-name="Liberation Sans" style:font-name-asian="Arial Unicode MS" style:font-name-complex="Arial Unicode MS"/>
    </style:style>
    <style:style style:name="ce28" style:family="table-cell" style:parent-style-name="pd1">
      <style:table-cell-properties fo:background-color="#ff6600"/>
    </style:style>
    <style:style style:name="ce29" style:family="table-cell" style:parent-style-name="Default">
      <style:table-cell-properties fo:background-color="#ff6600"/>
    </style:style>
    <style:style style:name="ce30" style:family="table-cell" style:parent-style-name="Default">
      <style:table-cell-properties fo:background-color="#ffff00"/>
      <style:text-properties style:font-name="Liberation Sans" style:font-name-asian="Arial Unicode MS" style:font-name-complex="Arial Unicode M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5"/>
        <table:table-column table:style-name="co1" table:default-cell-style-name="Default"/>
        <table:table-column table:style-name="co2" table:default-cell-style-name="ce29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4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8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32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5 ROAR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 office:value-type="string" calcext:value-type="string">
            <text:p>EV_ITEM, MEGA_STONE_X, 1, MVENUSAUR ; EV_ITEM, MEGA_STONE_Y, 1, M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0 ROAR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ROAR ; 56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3 ROAR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37 ROAR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, WILL_O_WISP, OUTRAGE, ROCK_SMAS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7 ROAR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4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, WILL_O_WISP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2 ROAR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5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, WILL_O_WISP, OUTRAGE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2 ROAR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, ROCK_SMASH, WATERFALL, DIVE, WHIRLPOOL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RAPID_SPIN ; 23 WATER_PULSE ; 24 DEFENSE_CURL ; 26 HEADBUTT ; 28 CRUNCH ; 30 SUBMISSION ; 33 RAIN_DANCE ; 34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, ROCK_SMASH, WATERFALL, DIVE, WHIRLPOOL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7 RAIN_DANCE ; 38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, WATERFALL, DIVE, WHIRLPOOL</text:p>
          </table:table-cell>
          <table:table-cell office:value-type="string" calcext:value-type="string">
            <text:p>EV_ITEM, MEGA_STONE_X, 1, MBLASTOISE ; EV_ITEM, MEGA_STONE_Y, 1, M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6 FLASH_CANNON ; 41 IRON_TAIL ; 42 RAIN_DANCE ; 43 ICE_PUNCH ; 45 SCALD ; 48 AQUA_JET ; 50 ZEN_HEADBUTT ; 51 ROAR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, WATERFALL, DIVE, WHIRLPOOL</text:p>
          </table:table-cell>
          <table:table-cell/>
          <table:table-cell office:value-type="string" calcext:value-type="string">
            <text:p>13 BUBBLE ; 17 BITE ; 20 WATER_GUN ; 23 HAZE ; 28 MUD_SLAP ; 30 RAPID_SPIN ; 31 WATER_PULSE ; 33 DEFENSE_CURL ; 35 HEADBUTT ; 37 CRUNCH ; 39 SUBMISSION ; 41 FLASH_CANNON ; 43 ZAP_CANNON ; 46 IRON_TAIL ; 47 RAIN_DANCE ; 48 ICE_PUNCH ; 50 SCALD ; 53 AQUA_JET ; 55 ZEN_HEADBUTT ; 56 ROAR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0 WHIRLWIND ; 22 AIR_SLASH ; 25 MEGA_DRAIN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, ROCK_SMASH</text:p>
          </table:table-cell>
          <table:table-cell table:style-name="ce27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5 TOXIC_SPIKES ; 26 MEGA_DRAIN ; 29 ROOST ; 32 AGILITY ; 34 INFESTATION ; 36 AERIAL_ACE ; 42 SLUDGE_WAVE ; 45 SOLARBEAM ; 50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SWORDS_DANC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, ROCK_SMASH</text:p>
          </table:table-cell>
          <table:table-cell/>
          <table:table-cell office:value-type="string" calcext:value-type="string">
            <text:p>15 FURY_ATTACK ; 18 FOCUS_ENERGY ; 20 POISON_STING ; 23 TWINEEDLE ; 26 SWIFT ; 29 PIN_MISSILE ; 30 TOXIC_SPIKES ; 31 MEGA_DRAIN ; 34 ROOST ; 37 AGILITY ; 39 INFESTATION ; 40 STEEL_WING ; 41 AERIAL_ACE ; 42 X_SCISSOR ; 47 SLUDGE_WAVE ; 50 SOLARBEAM ; 53 GUNK_SHOT ; 55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1 WHIRLWIND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5 WHIRLWIND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7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5 WHIRLWIND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, ROCK_SMAS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, ROCK_SMAS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5 ROAR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 ; 40 WHIRLWIND ; 45 DRILL_RUN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 ; 45 WHIRLWIND ; 50 DRILL_RUN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, ROCK_SM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3 DOUBLE_KICK ; 16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, ROCK_SMASH</text:p>
          </table:table-cell>
          <table:table-cell table:style-name="ce27" office:value-type="string" calcext:value-type="string">
            <text:p>EV_ITEM, MEGA_STONE_X, 1, MRAICHUX ; EV_ITEM, MEGA_STONE_Y, 1, MRAICHUY</text:p>
          </table:table-cell>
          <table:table-cell office:value-type="string" calcext:value-type="string">
            <text:p>11 THUNDER_WAVE ; 12 LEER ; 13 DOUBLE_TEAM ; 14 DEFENSE_CURL ; 16 QUICK_ATTACK ; 18 DOUBLE_KICK ; 21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4"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BODY_SL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METEOR_MASH, DOUBLE_EDGE, HYPER_BEAM, DRAININGKISS, SEISMIC_TOSS, THUNDERBOLT, THUNDER, DIG, MIMIC, DOUBLE_TEAM, REFLECT, BIDE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CLOSE_COMBAT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t resembles an X as it flies with 50 million Volts sparking from its ears and forked tail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4"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FIRE_BLAST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OUTRAG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t fires bolts from its tail and from the spiky fur of its temples. This electricity is shaped as a 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, ROCK_SMASH, ROCK_CLIMB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7 RAPID_SPIN ; 19 SLASH ; 21 SWIFT ; 23 AGILITY ; 24 FURY_SWIPES ; 25 POISON_STING ; 27 ICE_PUNCH ; 29 LEECH_LIFE ; 32 HEADBUTT ; 34 ROCK_TOMB ; 35 DIG ; 37 SANDSTORM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, ROCK_SMASH, ROCK_CLIMB</text:p>
          </table:table-cell>
          <table:table-cell/>
          <table:table-cell office:value-type="string" calcext:value-type="string">
            <text:p>10 SAND_ATTACK ; 13 DEFENSE_CURL ; 15 MUD_SLAP ; 17 RAPID_SPIN ; 19 SLASH ; 21 SWIFT ; 24 AGILITY ; 26 FURY_SWIPES ; 27 POISON_STING ; 30 ICE_PUNCH ; 33 LEECH_LIFE ; 36 HEADBUTT ; 39 ROCK_TOMB ; 41 DIG ; 42 SANDSTORM ; 43 NIGHT_SLASH ; 45 SHADOW_CLAW ; 47 PIN_MISSILE ; 49 SUPER_FANG ; 51 SWORDS_DANCE ; 54 SUBMISSION ; 59 EARTHQUAKE ; 64 DRILL_RUN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29 TOXIC_SPIKES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CLIMB, WHIRLPOOL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6 SUPERPOWER ; 37 FIRE_PUNCH ; 38 THUNDERPUNCH ; 39 ICE_PUNCH ; 40 SHADOW_CLAW ; 42 TOXIC ; 44 CRUNCH ; 45 ROAR ; 46 IRON_TAIL ; 48 ROCK_TOMB ; 50 SLUDGE_WAVE ; 52 SUBMISSION ; 54 AERIAL_ACE ; 56 LOVELY_KISS ; 60 HORN_DRILL ; 65 DRILL_RUN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29 TOXIC_SPIKES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SMASH, ROCK_CLIMB, WHIRLPOOL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3 TOXIC_SPIKES ; 34 TAKE_DOWN ; 36 SUPERPOWER ; 37 FIRE_PUNCH ; 38 THUNDERPUNCH ; 39 ICE_PUNCH ; 40 SHADOW_CLAW ; 41 THRASH ; 42 TOXIC ; 44 CRUNCH ; 45 ROAR ; 46 IRON_TAIL ; 48 MEGAHORN ; 50 ROCK_TOMB ; 52 SLUDGE_WAVE ; 54 SUBMISSION ; 56 AERIAL_ACE ; 58 LOVELY_KISS ; 60 HORN_DRILL ; 63 HEAD_SMASH ; 65 DRILL_RUN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9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table:style-name="ce27" office:value-type="string" calcext:value-type="string">
            <text:p>EV_ITEM, MEGA_STONE_X, 1, MCLEFABLE ; EV_ITEM, MEGA_STONE_Y, 1, MCLEFABLE</text:p>
          </table:table-cell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4"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ING, MOONBLAST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/>
          <table:table-cell office:value-type="string" calcext:value-type="string">
            <text:p>13 MINIMIZE ; 15 METRONOME ; 17 SING ; 19 TELEPORT ; 21 MUD_SLAP ; 24 DEFENSE_CURL ; 27 SWIFT ; 32 DRAIN_PUNCH ; 35 IRON_TAIL ; 37 MAGICAL_LEAF ; 40 METEOR_MASH ; 42 FLAMETHROWER ; 44 MOONBLAST ; 48 LIGHT_SCREEN ; 50 ICE_PUNCH ; 51 THUNDERPUNCH ; 52 FIRE_PUNCH ; 54 AMNESIA ; 56 HEADBUTT ; 57 ZEN_HEADBUTT ; 59 DREAM_EATER ; 62 PETAL_DANCE ; 65 PLAY_ROUGH ; 70 AIR_CUTTER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It flies by using the power of moonlight to control gravity within over 10 meters around it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0 ROAR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0 ROAR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8 WHIRLWIND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7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8 WHIRLWIND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8 WHIRLWIND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1 LEECH_SEED ; 13 MEGA_DRAIN ; 15 POISONPOWDER ; 16 STUN_SPORE ; 18 SLEEP_POWDER ; 20 BULLET_SEED ; 22 GIGA_DRAIN ; 24 TOXIC ; 26 ENERGY_BALL ; 28 MOONBLAST ; 30 INFESTATION ; 32 GRASSY_TERRAIN ; 34 PETAL_DANCE ; 36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4 DRAIN_PUNCH ; 36 GRASSY_TERRAIN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5 DRAIN_PUNCH ; 38 GRASSY_TERRAIN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3 SUNNY_DAY ; 25 GIGA_DRAIN ; 27 TOXIC ; 29 ENERGY_BALL ; 31 MOONBLAST ; 33 INFESTATION ; 35 DRAIN_PUNCH ; 36 GRASSY_TERRAIN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, ROCK_SM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5 STICKY_WEB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, ROCK_SM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29 SLASH ; 31 STICKY_WEB ; 33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4 WHIRLWIND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, ROCK_SMASH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8 SANDSTORM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, ROCK_SMASH</text:p>
          </table:table-cell>
          <table:table-cell/>
          <table:table-cell office:value-type="string" calcext:value-type="string">
            <text:p>4 GROWL ; 12 MUD_SLAP ; 15 FURY_SWIPES ; 18 DIG ; 20 HEADBUTT ; 22 SCREECH ; 24 SAND_ATTACK ; 28 SANDSTORM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5 ROAR ; 47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, ROCK_SMASH, WATERFALL, DIVE, WHIRLPOOL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, ROCK_SMASH, ROCK_CLIMB, WATERFALL, DIVE, WHIRLPOOL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7 TAKE_DOWN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5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, ROCK_SMASH, ROCK_CLIMB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5 ROAR ; 47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5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, ROCK_SMASH, ROCK_CLIMB</text:p>
          </table:table-cell>
          <table:table-cell table:style-name="ce27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7 SUBMISSION ; 49 ROAR ; 51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6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, ROCK_SMASH, ROCK_CLIMB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4 ROAR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, ROCK_SMAS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5 ROAR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, ROCK_SMASH, ROCK_CLIMB</text:p>
          </table:table-cell>
          <table:table-cell/>
          <table:table-cell office:value-type="string" calcext:value-type="string">
            <text:p>8 TACKLE ; 13 BITE ; 15 ROAR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, WATERFALL, DIVE, WHIRLPOOL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27 RAIN_DANCE ; 30 BODY_SLAM ; 33 WATER_PULSE ; 36 TAKE_DOWN ; 38 AMNESIA ; 42 HYDRO_PUMP ; 45 HAZE ; 49 DOUBLE_EDGE ; 53 LOVELY_KISS ; 56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, ROCK_SMASH, WATERFALL, DIVE, WHIRLPOOL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38 TAKE_DOWN ; 40 AMNESIA ; 44 HYDRO_PUMP ; 48 HAZE ; 51 DOUBLE_EDGE ; 55 LOVELY_KISS ; 58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, ROCK_SMASH, ROCK_CLIMB, WATERFALL, DIVE, WHIRLPOOL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ROCK_TOMB ; 44 AMNESIA ; 46 HYDRO_PUMP ; 49 HAZE ; 53 DRAIN_PUNCH ; 55 DOUBLE_EDGE ; 58 SUPERPOWER ; 61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, ROCK_SMASH, WATERFALL, DIVE, WHIRLPOOL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AMNESIA ; 44 HYDRO_PUMP ; 46 HAZE ; 50 DOUBLE_EDGE ; 53 LOVELY_KISS ; 55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7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7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, ROCK_SMASH, ROCK_CLIMB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GUNK_SHOT, SUBSTITUTE, CUT, FLASH, CURSE</text:p>
          </table:table-cell>
          <table:table-cell table:style-name="ce27" office:value-type="string" calcext:value-type="string">
            <text:p>EV_ITEM, MEGA_STONE_X, 1, MVICTREBEL ; EV_ITEM, MEGA_STONE_Y, 1, MVICTR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4"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LEEP_POWDER, STUN_SPORE, GUNK_SHOT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ARK_PULSE, BODY_SLAM, DOUBLE_EDGE, HYPER_BEAM, GIGA_DRAIN, EARTHQUAKE, MIMIC, DOUBLE_TEAM, REFLECT, BIDE, REST, GUNK_SHOT, SHADOW_BALL, SUBSTITUTE, CUT, FLASH, CURSE</text:p>
          </table:table-cell>
          <table:table-cell/>
          <table:table-cell office:value-type="string" calcext:value-type="string">
            <text:p>12 GROWTH ; 16 WRAP ; 18 SLEEP_POWDER ; 20 POISONPOWDER ; 22 STUN_SPORE ; 25 MEGA_DRAIN ; 31 ACID ; 34 BULLET_SEED ; 37 MAGICAL_LEAF ; 41 LEECH_LIFE ; 47 RAZOR_LEAF ; 50 SLAM ; 54 ENERGY_BALL ; 57 TAKE_DOWN ; 59 LOVELY_KISS ; 61 INFESTATION ; 63 SOLARBEAM ; 65 GUNK_SHOT ; 67 LEAF_STORM ; 72 CRUNCH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55</text:p>
          </table:table-cell>
          <table:table-cell office:value-type="string" calcext:value-type="string">
            <text:p>This acid has increased due to Mega Evolution, filling its mouth. It easily overflows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, WATERFALL, DIVE, WHIRLPOOL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2 ACID_ARMOR ; 35 BARRIER ; 38 SLUDGE_WAVE ; 41 TAKE_DOWN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, WATERFALL, DIVE, WHIRLPOOL</text:p>
          </table:table-cell>
          <table:table-cell/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5 ACID_ARMOR ; 38 BARRIER ; 42 SLUDGE_WAVE ; 45 TAKE_DOWN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, ROCK_SMASH, ROCK_CLIMB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7 SANDSTORM ; 28 STEALTH_ROCK ; 29 EARTHQUAKE ; 31 RAPID_SPIN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/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6 EXPLOSION ; 48 ROAR ; 50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6 FIRE_BLAST ; 58 SOLARBEAM ; 60 HEAT_WAVE ; 62 FLARE_BLITZ ; 64 HORN_DRILL ; 66 DRILL_RUN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, WATERFALL, DIVE, WHIRLPOOL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9 TAKE_DOWN ; 41 LIGHT_SCREEN ; 44 IRON_TAIL ; 47 SCALD ; 49 RAIN_DANCE ; 51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, ROCK_SMASH, WATERFALL, DIVE, WHIRLPOOL</text:p>
          </table:table-cell>
          <table:table-cell table:style-name="ce27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8 SUBMISSION ; 43 TAKE_DOWN ; 45 LIGHT_SCREEN ; 47 ICE_PUNCH ; 49 IRON_TAIL ; 51 SCALD ; 53 DRAIN_PUNCH ; 55 RAIN_DANCE ; 59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, ROCK_SMASH, WATERFALL, DIVE, WHIRLPOOL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8 MUD_SHOT ; 41 PSYCHIC_M ; 43 SUBMISSION ; 45 SPIKE_CANNON ; 48 TAKE_DOWN ; 50 LIGHT_SCREEN ; 52 ICE_PUNCH ; 54 IRON_TAIL ; 56 SCALD ; 57 PIN_MISSILE ; 58 DRAIN_PUNCH ; 60 RAIN_DANCE ; 62 CLAMP ; 64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, ROCK_SMASH, WATERFALL, DIVE, WHIRLPOOL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4 PSYCHIC_M ; 36 SUBMISSION ; 38 DREAM_EATER ; 40 LIGHT_SCREEN ; 42 FLAMETHROWER ; 44 IRON_TAIL ; 46 SCALD ; 48 DRAIN_PUNCH ; 50 TAKE_DOWN ; 52 RAIN_DANCE ; 54 ICE_PUNCH ; 56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7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2 WHIRLWIND ; 44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1 WHIRLWIND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4 WHIRLWIND ; 46 TAKE_DOWN ; 49 ROOST ; 53 AERIAL_ACE ; 55 STEEL_WING ; 60 THRASH ; 65 DRILL_RUN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, WATERFALL, DIVE, WHIRLPOOL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5 HAIL ; 47 ICE_BEAM ; 52 HORN_DRILL ; 60 DRILL_RUN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, WATERFALL, DIVE, WHIRLPOOL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7 HAIL ; 51 ICE_BEAM ; 55 HORN_DRILL ; 63 DRILL_RUN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, ROCK_SMAS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, WATERFALL, DIVE, WHIRLPOOL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8 RAPID_SPIN ; 30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, WATERFALL, DIVE, WHIRLPOOL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8 RAPID_SPIN ; 30 BARRIER ; 31 LIGHT_SCREEN ; 32 SWIFT ; 34 WATER_PULSE ; 36 SPIKES ; 37 TOXIC_SPIKES ; 38 TAKE_DOWN ; 40 ICE_BEAM ; 42 ICICLE_CRASH ; 45 HEADBUTT ; 47 TWINEEDLE ; 48 PIN_MISSILE ; 50 SPIKE_CANNON ; 54 ICICLE_SPEAR ; 57 HYDRO_PUMP ; 62 DRILL_RUN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, ROCK_SMASH</text:p>
          </table:table-cell>
          <table:table-cell table:style-name="ce27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, ROCK_SMASH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, ROCK_SMASH, ROCK_CLIMB</text:p>
          </table:table-cell>
          <table:table-cell table:style-name="ce27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29 SANDSTORM ; 30 STEALTH_ROCK ; 31 ROCK_TOMB ; 33 SLAM ; 37 TAKE_DOWN ; 40 HEADBUTT ; 42 DIG ; 44 IRON_TAIL ; 46 ROAR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, ROCK_SMASH, ROCK_CLIMB</text:p>
          </table:table-cell>
          <table:table-cell table:style-name="ce27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1 SANDSTORM ; 32 STEALTH_ROCK ; 33 ROCK_TOMB ; 35 SLAM ; 37 CRUNCH ; 39 TAKE_DOWN ; 42 HEADBUTT ; 44 DIG ; 46 IRON_TAIL ; 48 ROAR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6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3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, ROCK_SMASH, ROCK_CLIMB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SANDSTORM ; 37 STEALTH_ROCK ; 38 ROCK_TOMB ; 39 MUD_SHOT ; 40 SLAM ; 42 CRUNCH ; 44 TAKE_DOWN ; 47 HEADBUTT ; 49 DIG ; 51 IRON_TAIL ; 53 ROAR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, ROCK_SMASH, DIVE, WHIRLPOOL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, ROCK_SMASH, DIVE, WHIRLPOOL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, ROCK_SMASH, ROCK_CLIMB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, ROCK_SMASH, ROCK_CLIMB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9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, ROCK_SMASH, ROCK_CLIMB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 ; 60 DRILL_RUN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, ROCK_SMASH, ROCK_CLIMB, WHIRLPOOL</text:p>
          </table:table-cell>
          <table:table-cell table:style-name="ce27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, ROCK_SMASH, ROCK_CLIMB, WHIRLPOOL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, ROCK_SMASH, ROCK_CLIMB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SUPERPOWER ; 45 STONE_EDGE ; 47 MEGAHORN ; 51 ROAR ; 55 HORN_DRILL ; 60 DRILL_RU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, ROCK_SMASH, ROCK_CLIMB, WHIRLPOOL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3 ROAR ; 55 MEGAHORN ; 57 SHADOW_CLAW ; 60 HORN_DRILL ; 65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, ROCK_SMASH, ROCK_CLIMB, WHIRLPOOL</text:p>
          </table:table-cell>
          <table:table-cell/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5 ROAR ; 57 MEGAHORN ; 60 SHADOW_CLAW ; 64 HORN_DRILL ; 70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, ROCK_SMASH</text:p>
          </table:table-cell>
          <table:table-cell table:style-name="ce27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4 GRASSY_TERRAIN ; 46 HEADBUTT ; 48 TAKE_DOWN ; 50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7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, ROCK_SM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1 GRASSY_TERRAIN ; 53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, ROCK_SMASH, ROCK_CLIMB, WHIRLPOOL</text:p>
          </table:table-cell>
          <table:table-cell table:style-name="ce27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5 SHADOW_CLAW ; 47 ROAR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, ROCK_SMASH, ROCK_CLIMB, WHIRLPOOL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0 SHADOW_CLAW ; 52 ROAR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, WATERFALL, DIVE, WHIRLPOOL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RAIN_DANCE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, WATERFALL, DIVE, WHIRLPOOL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7 RAIN_DANCE ; 59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, WATERFALL, DIVE, WHIRLPOOL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RAIN_DANCE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, WATERFALL, DIVE, WHIRLPOOL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4 MUD_SHOT ; 39 TAKE_DOWN ; 42 HORN_DRILL ; 45 MEGAHORN ; 49 PSYBEAM ; 53 SCALD ; 59 DRILL_RUN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, WATERFALL, DIVE, WHIRLPOOL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MUD_SHOT ; 43 TAKE_DOWN ; 46 HORN_DRILL ; 49 MEGAHORN ; 53 PSYBEAM ; 55 SCALD ; 62 DRILL_RUN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, WATERFALL, DIVE, WHIRLPOOL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RAPID_SPIN ; 38 WATER_PULSE ; 41 PSYCHIC_M ; 45 TAKE_DOWN ; 49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, WATERFALL, DIVE, WHIRLPOOL</text:p>
          </table:table-cell>
          <table:table-cell table:style-name="ce27" office:value-type="string" calcext:value-type="string">
            <text:p>EV_ITEM, MEGA_STONE_X, 1, MSTARMIE ; EV_ITEM, MEGA_STONE_Y, 1, M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AGILITY ; 38 RAPID_SPIN ; 40 WATER_PULSE ; 44 PSYCHIC_M ; 48 DREAM_EATER ; 50 TAKE_DOWN ; 54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4"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60" calcext:value-type="float">
            <text:p>6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ACKLE, WATER_GUN, MIMIC, CONFUSIO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BUBBLEBEAM, ICE_BEAM, BLIZZARD, HYPER_BEAM, FLASH_CANNON, THUNDERBOLT, THUNDER, PSYCHIC_M, MIMIC, DOUBLE_TEAM, REFLECT, BIDE, HYDRO_PUMP, CLOSE_COMBAT, REST, THUNDER_WAVE, PSYWAVE, SUBSTITUTE, GYRO_BALL, SURF, FLASH, CURSE, WATERFALL, DIVE, WHIRLPOOL</text:p>
          </table:table-cell>
          <table:table-cell/>
          <table:table-cell office:value-type="string" calcext:value-type="string">
            <text:p>12 WATER_GUN ; 17 CONFUSE_RAY ; 20 MINIMIZE ; 25 SWIFT ; 27 HARDEN ; 29 PSYBEAM ; 32 RECOVER ; 35 TWISTER ; 37 LIGHT_SCREEN ; 39 HEADBUTT ; 41 AGILITY ; 43 RAPID_SPIN ; 45 WATER_PULSE ; 49 PSYCHIC_M ; 53 DREAM_EATER ; 55 TAKE_DOWN ; 57 MACH_PUNCH ; 59 PSYCHO_CUT ; 62 ZAP_CANNON ; 64 SCALD ; 67 HYDRO_PUMP ; 72 MOONBLAST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With Mega Evolution, its movements have become more humanlike. It likely did so to supplant humankind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2 MISTY_TERRAIN ; 34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, ROCK_SMASH</text:p>
          </table:table-cell>
          <table:table-cell table:style-name="ce27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20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, ROCK_SMASH</text:p>
          </table:table-cell>
          <table:table-cell table:style-name="ce27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20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, ROCK_S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, ROCK_SMASH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, ROCK_SMASH, ROCK_CLIMB</text:p>
          </table:table-cell>
          <table:table-cell table:style-name="ce27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20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, ROCK_SMASH, ROCK_CLIMB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, ROCK_SMASH, ROCK_CLIMB</text:p>
          </table:table-cell>
          <table:table-cell table:style-name="ce27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38 SUNNY_DAY ; 40 SMOG ; 43 IRON_TAIL ; 46 FLAMETHROWER ; 48 SMOKESCREEN ; 51 MACH_PUNCH ; 54 HEAT_WAVE ; 56 FLARE_BLITZ ; 58 ROAR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, ROCK_SMASH, ROCK_CLIMB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38 SUNNY_DAY ; 40 SMOG ; 46 IRON_TAIL ; 49 FLAMETHROWER ; 51 SMOKESCREEN ; 54 MACH_PUNCH ; 57 HEAT_WAVE ; 59 SOLARBEAM ; 60 ROAR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, ROCK_SMASH, ROCK_CLIMB</text:p>
          </table:table-cell>
          <table:table-cell table:style-name="ce27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, ROCK_SMASH, ROCK_CLIMB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, ROCK_SMASH, ROCK_CLIMB, WHIRLPOOL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 ; 70 DRILL_RU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6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, ROCK_SMASH, WATERFALL, DIVE, WHIRLPOOL</text:p>
          </table:table-cell>
          <table:table-cell table:style-name="ce27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ROAR ; 35 DRAGONBREATH ; 37 HEADBUTT ; 38 WATER_PULSE ; 40 TAKE_DOWN ; 42 DRAGON_DANCE ; 44 IRON_TAIL ; 45 RAIN_DANCE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, ROCK_SMASH, WATERFALL, DIVE, WHIRLPOOL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39 ROAR ; 40 DRAGONBREATH ; 42 HEADBUTT ; 43 WATER_PULSE ; 45 TAKE_DOWN ; 47 DRAGON_DANCE ; 48 NIGHT_SLASH ; 49 IRON_TAIL ; 50 RAIN_DANCE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, ROCK_SMASH, WATERFALL, DIVE, WHIRLPOOL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RAIN_DANCE ; 45 DRAGON_DANCE ; 47 HEADBUTT ; 49 ZEN_HEADBUTT ; 53 ICE_BEAM ; 57 HYDRO_PUMP ; 60 ZAP_CANNON ; 62 ROAR ; 64 HORN_DRILL ; 69 DRILL_RUN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, ROCK_SMASH, WATERFALL, DIVE, WHIRLPOOL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6 SCALD ; 58 ROAR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58 ROAR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, ROCK_SMAS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58 ROAR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30" calcext:value-type="float">
            <text:p>130</text:p>
          </table:table-cell>
          <table:table-cell table:style-name="ce15" office:value-type="float" office:value="65" calcext:value-type="float">
            <text:p>65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4 SUNNY_DAY ; 36 IRON_TAIL ; 39 RAZOR_LEAF ; 42 GIGA_DRAIN ; 44 SWORDS_DANCE ; 48 ENERGY_BALL ; 51 AERIAL_ACE ; 53 SOLARBEAM ; 57 LEAF_STORM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, ROCK_SMAS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7 HAIL ; 40 IRON_TAIL ; 42 ICE_BEAM ; 45 MIRROR_COAT ; 49 ICICLE_CRASH ; 53 BARRIER ; 57 BLIZZARD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table:style-name="ce13" office:value-type="float" office:value="65" calcext:value-type="float">
            <text:p>65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5 MISTY_TERRAIN ; 39 DRAININGKISS ; 42 IRON_TAIL ; 47 PLAY_ROUGH ; 51 MAGICAL_LEAF ; 55 MOONBLAST ; 58 ROAR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38 TRICK_ROOM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, ROCK_SMASH, WATERFALL, DIVE, WHIRLPOOL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8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, ROCK_SMASH, ROCK_CLIMB, WATERFALL, DIVE, WHIRLPOOL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1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, ROCK_SMASH, WATERFALL, WHIRLPOOL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2 SCREECH ; 24 RAPID_SPIN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, ROCK_SMASH, ROCK_CLIMB, WATERFALL, DIVE, WHIRLPOOL</text:p>
          </table:table-cell>
          <table:table-cell/>
          <table:table-cell office:value-type="string" calcext:value-type="string">
            <text:p>9 WATER_GUN ; 11 ABSORB ; 14 MUD_SLAP ; 17 AQUA_JET ; 19 LOW_KICK ; 20 ROCK_THROW ; 22 SCREECH ; 24 RAPID_SPIN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, ROCK_SMASH</text:p>
          </table:table-cell>
          <table:table-cell table:style-name="ce27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4 WHIRLWIND ; 46 FLAMETHROWER ; 48 ROAR ; 50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, ROCK_SMASH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49 WHIRLWIND ; 51 FLAMETHROWER ; 52 EXTREMESPEED ; 53 ROAR ; 55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, ROCK_SMASH, ROCK_CLIMB, WHIRLPOOL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ROCK_SMASH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5 WHIRLWIND ; 47 ROOST ; 50 ICE_BEAM ; 52 AIR_SLASH ; 54 ICICLE_SPEAR ; 55 HAIL ; 58 AERIAL_ACE ; 61 BLIZZARD ; 64 ROAR ; 65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, ROCK_SM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5 WHIRLWIND ; 47 ROOST ; 50 HEAT_WAVE ; 53 ZAP_CANNON ; 57 RAIN_DANCE ; 60 AIR_CUTTER ; 63 THUNDER ; 64 ROAR ; 65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, ROCK_SMASH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5 WHIRLWIND ; 47 ROOST ; 50 FIRE_SPIN ; 52 FLAMETHROWER ; 53 AIR_CUTTER ; 55 SUNNY_DAY ; 57 HEAT_WAVE ; 60 SOLARBEAM ; 63 FLARE_BLITZ ; 64 ROAR ; 65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, WATERFALL, WHIRLPOOL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DRAGON_RAGE ; 42 DRAGON_DANCE ; 44 IRON_TAIL ; 46 RAIN_DANCE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, WATERFALL, WHIRLPOOL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DRAGON_RAGE ; 45 DRAGON_DANCE ; 47 IRON_TAIL ; 48 RAIN_DANCE ; 49 SUNNY_DAY ; 50 HAIL ; 51 SANDSTORM ; 52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, ROCK_SMASH, WATERFALL, DIVE, WHIRLPOOL</text:p>
          </table:table-cell>
          <table:table-cell table:style-name="ce27" office:value-type="string" calcext:value-type="string">
            <text:p>EV_ITEM, MEGA_STONE_X, 1, MDRAGONITE ; EV_ITEM, MEGA_STONE_Y, 1, MDRAGONITE</text:p>
          </table:table-cell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9 FLAMETHROWER ; 42 DRAGON_RAGE ; 44 DRAGON_DANCE ; 46 WHIRLWIND ; 48 IRON_TAIL ; 49 RAIN_DANCE ; 51 AQUA_JET ; 53 HYPER_BEAM ; 55 HURRICANE ; 56 STEEL_WING ; 57 ROOST ; 58 AIR_SLASH ; 59 HORN_DRILL ; 60 AIR_CUTTER ; 61 ZAP_CANNON ; 62 SUPERPOWER ; 63 FIRE_PUNCH ; 64 THUNDERPUNCH ; 65 ICE_PUNCH ; 66 ROCK_TOMB ; 67 HEAT_WAVE ; 68 ROAR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4"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WRAP, LEER, THUNDER_WAVE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DRAGON_CLAW, TOXIC, BODY_SLAM, DOUBLE_EDGE, BUBBLEBEAM, ICE_BEAM, BLIZZARD, HYPER_BEAM, STONE_EDGE, THUNDERBOLT, THUNDER, EARTHQUAKE, MIMIC, DOUBLE_TEAM, REFLECT, BIDE, HYDRO_PUMP, FIRE_BLAST, OUTRAGE, BRAVE_BIRD, REST, THUNDER_WAVE, ROCK_SLIDE, SUBSTITUTE, FREEZE_DRY, BODY_PRESS, CUT, FLY, SURF, STRENGTH, CURSE, ROCK_SMASH, WATERFALL, DIVE, WHIRLPOOL</text:p>
          </table:table-cell>
          <table:table-cell table:style-name="ce27"/>
          <table:table-cell office:value-type="string" calcext:value-type="string">
            <text:p>10 TWISTER ; 12 SUPERSONIC ; 15 THUNDER_WAVE ; 17 LIGHT_SCREEN ; 21 SWIFT ; 22 AERIAL_ACE ; 23 SHOCK_WAVE ; 25 AGILITY ; 27 DRAGONBREATH ; 30 SLAM ; 33 HEADBUTT ; 39 FIRE_SPIN ; 41 WATER_PULSE ; 44 FLAMETHROWER ; 47 DRAGON_RAGE ; 49 DRAGON_DANCE ; 51 WHIRLWIND ; 53 IRON_TAIL ; 54 RAIN_DANCE ; 56 AQUA_JET ; 58 HYPER_BEAM ; 60 HURRICANE ; 61 STEEL_WING ; 62 ROOST ; 63 AIR_SLASH ; 64 HORN_DRILL ; 65 AIR_CUTTER ; 66 ZAP_CANNON ; 67 SUPERPOWER ; 68 FIRE_PUNCH ; 69 THUNDERPUNCH ; 70 ICE_PUNCH ; 71 ROCK_TOMB ; 72 HEAT_WAVE ; 73 ROAR ; 75 OUTRAGE ; 77 DRAININGKISS ; 80 BARRIER ; 83 MOONBLAST ; 85 EXTREMESPEED ; 87 LOVELY_KISS ; 90 PLAY_ROUGH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float" office:value="22" calcext:value-type="float">
            <text:p>22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Mega Evolution has excessively increased its kindness. It finishes its enemies with smiling mercy</text:p>
          </table:table-cell>
          <table:table-cell table:number-columns-repeated="8"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4" office:value-type="string" calcext:value-type="string">
            <text:p>ARM_MEWTWO</text:p>
          </table:table-cell>
          <table:table-cell office:value-type="string" calcext:value-type="string">
            <text:p>armmewtwo</text:p>
          </table:table-cell>
          <table:table-cell office:value-type="string" calcext:value-type="string">
            <text:p>ArmMewtwo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STEEL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, DIVE</text:p>
          </table:table-cell>
          <table:table-cell/>
          <table:table-cell office:value-type="string" calcext:value-type="string">
            <text:p>19 PSYCHO_CUT ; 23 FIRE_PUNCH ; 24 ICE_PUNCH ; 25 THUNDERPUNCH ; 35 LIGHT_SCREEN ; 39 SHOCK_WAVE ; 43 AGILITY ; 51 AMNESIA ; 63 BARRIER ; 67 PSYCHIC_M ; 73 RECOVER ; 74 DRAIN_PUNCH ; 75 ZEN_HEADBUTT ; 76 IRON_TAIL ; 77 CONFUSE_RAY ; 78 ROCK_TOMB ; 79 WATER_PULSE ; 80 HURRICANE ; 81 ENERGY_BALL ; 82 FLAMETHROWER ; 83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520</text:p>
          </table:table-cell>
          <table:table-cell office:value-type="string" calcext:value-type="string">
            <text:p>It was searching for meaning to its existence when someone suppressed and controlled its power</text:p>
          </table:table-cell>
          <table:table-cell table:number-columns-repeated="8"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, DIVE</text:p>
          </table:table-cell>
          <table:table-cell table:style-name="ce27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, ROCK_SMASH, ROCK_CLIMB, DIV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, ROCK_SMASH, ROCK_CLIMB, DIV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, ROCK_SMASH, ROCK_CLIMB, WATERFALL, DIVE, WHIRLPOOL</text:p>
          </table:table-cell>
          <table:table-cell/>
          <table:table-cell office:value-type="string" calcext:value-type="string">
            <text:p>2 POUND ; 3 WHIRLWIND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RAPID_SPIN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4"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RDEN, HEADBUTT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FLASH_CANNON, THUNDERBOLT, REST, THUNDER_WAVE, SUBSTITUTE</text:p>
          </table:table-cell>
          <table:table-cell office:value-type="string" calcext:value-type="string">
            <text:p>EV_ITEM, METAL_COAT, 1, MELMETAL</text:p>
          </table:table-cell>
          <table:table-cell office:value-type="string" calcext:value-type="string">
            <text:p>9 LEER ; 18 THUNDER_WAVE ; 27 THUNDERSHOCK ; 36 ACID_ARMOR ; 40 THUNDERSHOCK ; 45 FLASH_CANNON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t eats metal from the ground, and it circulates it in its molten steel body to generate energy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4"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HUNDERPUNCH, HEADBUTT, HARDEN, THUNDER_WA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ICE_BEAM, HYPER_BEAM, FLASH_CANNON, THUNDERBOLT, THUNDER, EARTHQUAKE, MIMIC, SELFDESTRUCT, CLOSE_COMBAT, REST, THUNDER_WAVE, ROCK_SLIDE, SUBSTITUTE, CURSE, ROCK_SMASH, ROCK_CLIMB</text:p>
          </table:table-cell>
          <table:table-cell/>
          <table:table-cell office:value-type="string" calcext:value-type="string">
            <text:p>9 LEER ; 18 THUNDER_WAVE ; 23 MUD_SLAP ; 27 THUNDERSHOCK ; 31 SHOCK_WAVE ; 36 ACID_ARMOR ; 39 ZEN_HEADBUTT ; 41 DRAIN_PUNCH ; 45 FLASH_CANNON ; 50 ROCK_TOMB ; 54 MEGA_PUNCH ; 60 ICE_PUNCH ; 70 SOLARBEAM ; 75 SUPERPOWER ; 80 HYPER_BEAM ; 85 ZAP_CANNON ; 90 METEOR_MASH ; 95 THUNDERPUNCH ; 100 DOUBLE_IRON_BASH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5" calcext:value-type="float">
            <text:p>2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It has incredibly strong punches and creates iron from nothing. When it dies, its shards become MELTANs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2" table:style-name="ce12" office:value-type="float" office:value="131" calcext:value-type="float">
            <text:p>131</text:p>
          </table:table-cell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, ROCK_SMASH, ROCK_CLIMB, WATERFALL, DIVE, WHIRLPOOL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13" calcext:value-type="float">
            <text:p>213</text:p>
          </table:table-cell>
          <table:table-cell table:style-name="ce4" office:value-type="string" calcext:value-type="string">
            <text:p>THU_FI_ZER</text:p>
          </table:table-cell>
          <table:table-cell office:value-type="string" calcext:value-type="string">
            <text:p>thufizer</text:p>
          </table:table-cell>
          <table:table-cell office:value-type="string" calcext:value-type="string">
            <text:p>ThuFiZer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CE_BEAM, THUNDERSHOCK, FIRE_SPIN, DRILL_PE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THUNDERBOLT, THUNDER, THUNDER_WAVE, FLASH, WILL_O_WISP, FIRE_BLAST, ROCK_SMASH</text:p>
          </table:table-cell>
          <table:table-cell/>
          <table:table-cell office:value-type="string" calcext:value-type="string">
            <text:p>6 GUST ; 8 THUNDERSHOCK ; 10 EMBER ; 12 LEER ; 14 LIGHT_SCREEN ; 16 REFLECT ; 18 PECK ; 20 WING_ATTACK ; 22 LEER ; 24 AGILITY ; 26 SWIFT ; 28 THUNDER_WAVE ; 30 AIR_SLASH ; 32 HAZE ; 34 SHOCK_WAVE ; 36 TWISTER ; 38 WATER_PULSE ; 40 STEEL_WING ; 42 AIR_CUTTER ; 44 DRILL_PECK ; 46 ROOST ; 48 ZAP_CANNON ; 50 ICE_BEAM ; 52 FIRE_SPIN ; 54 AIR_SLASH ; 56 HEAT_WAVE ; 58 ICICLE_SPEAR ; 60 FLAMETHROWER ; 62 WHIRLWIND ; 63 ROAR ; 64 HAIL ; 66 RAIN_DANCE ; 68 SUNNY_DAY ; 70 AERIAL_ACE ; 72 SOLARBEAM ; 74 BLIZZARD ; 76 THUNDER ; 78 FLARE_BLITZ ; 80 HURRICANE</text:p>
          </table:table-cell>
          <table:table-cell table:style-name="ce30"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table:style-name="ce31" office:value-type="string" calcext:value-type="string">
            <text:p>PAL_THUFIZER</text:p>
          </table:table-cell>
          <table:table-cell office:value-type="string" calcext:value-type="string">
            <text:p>FUSION</text:p>
          </table:table-cell>
          <table:table-cell office:value-type="float" office:value="25" calcext:value-type="float">
            <text:p>2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Three Gods merged by unholy means. Wields unphatomable power and unparalleled control over the elements</text:p>
          </table:table-cell>
          <table:table-cell table:number-columns-repeated="8"/>
        </table:table-row>
        <table:table-row table:style-name="ro1">
          <table:table-cell table:style-name="pd1" office:value-type="float" office:value="214" calcext:value-type="float">
            <text:p>214</text:p>
          </table:table-cell>
          <table:table-cell table:style-name="ce7" office:value-type="string" calcext:value-type="string">
            <text:p>MZYGARDE</text:p>
          </table:table-cell>
          <table:table-cell office:value-type="string" calcext:value-type="string">
            <text:p>mzygarde</text:p>
          </table:table-cell>
          <table:table-cell office:value-type="string" calcext:value-type="string">
            <text:p>MZygarde</text:p>
          </table:table-cell>
          <table:table-cell office:value-type="float" office:value="216" calcext:value-type="float">
            <text:p>216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, ROCK_SMASH, ROCK_CLIMB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77" calcext:value-type="float">
            <text:p>77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ultimate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u?t??a?e f??m. ?t ??n r??ia?? hi??-???ere? ???r?y ?h?t ??im??a??s e??ry?hi?g</text:p>
          </table:table-cell>
        </table:table-row>
        <table:table-row table:style-name="ro1">
          <table:table-cell table:style-name="pd1" office:value-type="float" office:value="215" calcext:value-type="float">
            <text:p>215</text:p>
          </table:table-cell>
          <table:table-cell table:style-name="ce7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, ROCK_SMASH, ROCK_CLIMB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16" calcext:value-type="float">
            <text:p>216</text:p>
          </table:table-cell>
          <table:table-cell table:style-name="ce7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, ROCK_SMASH, ROCK_CLIMB, WHIRLPOOL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17" calcext:value-type="float">
            <text:p>217</text:p>
          </table:table-cell>
          <table:table-cell table:style-name="ce7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, ROCK_SMASH, ROCK_CLIMB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18" calcext:value-type="float">
            <text:p>218</text:p>
          </table:table-cell>
          <table:table-cell table:style-name="ce7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, ROCK_SMASH, ROCK_CLIMB, WATERFALL, DIVE, WHIRLPOOL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19" calcext:value-type="float">
            <text:p>219</text:p>
          </table:table-cell>
          <table:table-cell table:style-name="ce7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</text:p>
          </table:table-cell>
          <table:table-cell table:number-columns-repeated="2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20" calcext:value-type="float">
            <text:p>220</text:p>
          </table:table-cell>
          <table:table-cell table:style-name="ce7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1" calcext:value-type="float">
            <text:p>221</text:p>
          </table:table-cell>
          <table:table-cell table:style-name="ce8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2" calcext:value-type="float">
            <text:p>222</text:p>
          </table:table-cell>
          <table:table-cell table:style-name="ce7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5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10">00/00/0000</text:date>, <text:time style:data-style-name="N2" text:time-value="09:23:01.348774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6-02-10T11:21:55.481022756</dc:date>
    <meta:editing-duration>P49DT10H45M51S</meta:editing-duration>
    <meta:editing-cycles>498</meta:editing-cycles>
    <dc:creator>Michael </dc:creator>
    <meta:document-statistic meta:table-count="2" meta:cell-count="5450" meta:object-count="0"/>
  </office:meta>
</office:document-meta>
</file>